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40000012C3DF508C713A264F0.png" manifest:media-type="image/png"/>
  <manifest:file-entry manifest:full-path="Pictures/10000201000001540000012CC6680A04DD16AB5A.png" manifest:media-type="image/png"/>
  <manifest:file-entry manifest:full-path="Pictures/10000201000001540000012C0BC051D0EF48D9F8.png" manifest:media-type="image/png"/>
  <manifest:file-entry manifest:full-path="Pictures/10000201000001540000012CD76B2C6526EB62BC.png" manifest:media-type="image/png"/>
  <manifest:file-entry manifest:full-path="Pictures/10000201000001540000012C9D2AE4482EBC01A8.png" manifest:media-type="image/png"/>
  <manifest:file-entry manifest:full-path="Pictures/10000201000001900000012C4199F8C913EF5561.png" manifest:media-type="image/png"/>
  <manifest:file-entry manifest:full-path="Pictures/100002010000019000000118C5212541F84B7EA9.png" manifest:media-type="image/png"/>
  <manifest:file-entry manifest:full-path="Pictures/10000201000001900000012C9A0516E5DE4F87CC.png" manifest:media-type="image/png"/>
  <manifest:file-entry manifest:full-path="Pictures/10000201000001900000012CC822FA10917AF709.png" manifest:media-type="image/png"/>
  <manifest:file-entry manifest:full-path="Pictures/10000201000001900000012C8C998EC337B04837.png" manifest:media-type="image/png"/>
  <manifest:file-entry manifest:full-path="Pictures/10000201000001900000012C0825F19042C3664E.png" manifest:media-type="image/png"/>
  <manifest:file-entry manifest:full-path="Pictures/10000201000001900000012CA5A27397DE592A9D.png" manifest:media-type="image/png"/>
  <manifest:file-entry manifest:full-path="Pictures/100002010000019000000118F6AC5EBAE3DAC230.png" manifest:media-type="image/png"/>
  <manifest:file-entry manifest:full-path="Pictures/10000201000001900000012CE692B28963196ACA.png" manifest:media-type="image/png"/>
  <manifest:file-entry manifest:full-path="Pictures/10000201000001900000014070F00D5581338360.png" manifest:media-type="image/png"/>
  <manifest:file-entry manifest:full-path="Pictures/10000201000001900000012C0838346389BA9261.png" manifest:media-type="image/png"/>
  <manifest:file-entry manifest:full-path="Pictures/10000201000001900000012C4F1C9D120947445F.png" manifest:media-type="image/png"/>
  <manifest:file-entry manifest:full-path="Pictures/10000201000001F40000012C3B5918013638BD29.png" manifest:media-type="image/png"/>
  <manifest:file-entry manifest:full-path="Pictures/100002010000019000000118B66E8C103E518622.png" manifest:media-type="image/png"/>
  <manifest:file-entry manifest:full-path="Pictures/100002010000012C0000012C6667D58D4D39DCF5.png" manifest:media-type="image/png"/>
  <manifest:file-entry manifest:full-path="Pictures/10000201000001900000012C75A7BF5A2AAE9CF1.png" manifest:media-type="image/png"/>
  <manifest:file-entry manifest:full-path="Pictures/10000201000001900000012C2E0B831902D678BA.png" manifest:media-type="image/png"/>
  <manifest:file-entry manifest:full-path="Pictures/10000201000001900000012C6BE873E7392CF112.png" manifest:media-type="image/png"/>
  <manifest:file-entry manifest:full-path="Pictures/10000201000001900000012C2C5A04FF1DC1E98C.png" manifest:media-type="image/png"/>
  <manifest:file-entry manifest:full-path="Pictures/10000201000001900000012C6B431DCECA6B6B78.png" manifest:media-type="image/png"/>
  <manifest:file-entry manifest:full-path="Pictures/1000020100000190000001402516152C483641AC.png" manifest:media-type="image/png"/>
  <manifest:file-entry manifest:full-path="Pictures/10000201000001900000012C5AC896FB976C9737.png" manifest:media-type="image/png"/>
  <manifest:file-entry manifest:full-path="Pictures/1000020100000190000001400EC8FF2F86711B6B.png" manifest:media-type="image/png"/>
  <manifest:file-entry manifest:full-path="Pictures/10000201000001900000012C8A2BD3416B3519CB.png" manifest:media-type="image/png"/>
  <manifest:file-entry manifest:full-path="Pictures/100002010000019000000118E6470BFCC04AEFBA.png" manifest:media-type="image/png"/>
  <manifest:file-entry manifest:full-path="Pictures/10000201000001900000012C72120479F7E56356.png" manifest:media-type="image/png"/>
  <manifest:file-entry manifest:full-path="Pictures/10000201000001540000012C8CE12B7776C384A3.png" manifest:media-type="image/png"/>
  <manifest:file-entry manifest:full-path="Pictures/10000201000001900000012CC3A7F54F2AB4DE6D.png" manifest:media-type="image/png"/>
  <manifest:file-entry manifest:full-path="Pictures/1000020100000190000001402C87A0AA8AB57C16.png" manifest:media-type="image/png"/>
  <manifest:file-entry manifest:full-path="Pictures/100002010000019000000140306032CD11F93615.png" manifest:media-type="image/png"/>
  <manifest:file-entry manifest:full-path="Pictures/10000201000001900000012CCF74AEB5C6342026.png" manifest:media-type="image/png"/>
  <manifest:file-entry manifest:full-path="Pictures/100002010000019000000118EA61D84D493EB0C5.png" manifest:media-type="image/png"/>
  <manifest:file-entry manifest:full-path="Pictures/10000201000001900000012C9AF5CA7A9667B3C3.png" manifest:media-type="image/png"/>
  <manifest:file-entry manifest:full-path="Pictures/10000201000001900000012C467C123932CFEEAD.png" manifest:media-type="image/png"/>
  <manifest:file-entry manifest:full-path="Pictures/10000201000001900000012C4CF40A49A4807403.png" manifest:media-type="image/png"/>
  <manifest:file-entry manifest:full-path="Pictures/10000201000001900000012CB2F6D3F5F0AA8E48.png" manifest:media-type="image/png"/>
  <manifest:file-entry manifest:full-path="Pictures/100002010000019000000140EC69D7D112D1FC92.png" manifest:media-type="image/png"/>
  <manifest:file-entry manifest:full-path="Pictures/100002010000019000000118283B8223AFC3B82A.png" manifest:media-type="image/png"/>
  <manifest:file-entry manifest:full-path="Pictures/1000020100000190000001182E31F8E0AFA46D1E.png" manifest:media-type="image/png"/>
  <manifest:file-entry manifest:full-path="Pictures/10000201000001900000012C54A6C4CC9965B742.png" manifest:media-type="image/png"/>
  <manifest:file-entry manifest:full-path="Pictures/1000020100000190000001187717F1E0CFD4E3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6cm, 0cm, 0.65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32cm, 0cm, 0.519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63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038cm" fo:min-width="0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.466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3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50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05cm, 0cm, 0.473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.324cm, 0.831cm, 0cm, 0.769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3cm, 0.58cm, 0.063cm, 0.50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1.29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331cm, 0cm, 0.474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201cm, -0.157cm, 0.688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561cm, 0.191cm, 0.474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475cm, 0cm, 0.783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83cm, 0cm, 1.737cm)" draw:image-opacity="100%" style:mirror="non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219cm, -0.061cm, 1.423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7.518cm" svg:height="7.518cm" svg:x="1cm" svg:y="1cm">
              <draw:image xlink:href="Pictures/100002010000012C0000012C6667D58D4D39DCF5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2.268cm" svg:height="7.366cm" svg:x="8.322cm" svg:y="1cm">
              <draw:image xlink:href="Pictures/10000201000001F40000012C3B5918013638BD29.png" xlink:type="simple" xlink:show="embed" xlink:actuate="onLoad" loext:mime-type="image/png">
                <text:p/>
              </draw:image>
            </draw:frame>
          </draw:g>
          <draw:frame draw:style-name="gr2" draw:text-style-name="P2" draw:layer="layout" svg:width="1.065cm" svg:height="0.962cm" svg:x="0.77cm" svg:y="1cm">
            <draw:text-box>
              <text:p>a)</text:p>
            </draw:text-box>
          </draw:frame>
          <draw:frame draw:style-name="gr2" draw:text-style-name="P2" draw:layer="layout" svg:width="1.065cm" svg:height="0.962cm" svg:x="8.511cm" svg:y="1cm">
            <draw:text-box>
              <text:p>b)</text:p>
            </draw:text-box>
          </draw:frame>
        </draw:g>
      </draw:page>
      <draw:page draw:name="page2" draw:style-name="dp1" draw:master-page-name="Default">
        <draw:frame draw:style-name="gr3" draw:text-style-name="P1" draw:layer="layout" svg:width="10.16cm" svg:height="7.62cm" svg:x="1cm" svg:y="1cm">
          <draw:image xlink:href="Pictures/10000201000001900000012C6BE873E7392CF112.png" xlink:type="simple" xlink:show="embed" xlink:actuate="onLoad" loext:mime-type="image/png">
            <text:p/>
          </draw:image>
        </draw:frame>
        <draw:frame draw:style-name="gr1" draw:text-style-name="P1" draw:layer="layout" svg:width="10.159cm" svg:height="7.619cm" svg:x="10.431cm" svg:y="1cm">
          <draw:image xlink:href="Pictures/10000201000001900000012C6B431DCECA6B6B78.png" xlink:type="simple" xlink:show="embed" xlink:actuate="onLoad" loext:mime-type="image/png">
            <text:p/>
          </draw:image>
        </draw:frame>
        <draw:frame draw:style-name="gr1" draw:text-style-name="P1" draw:layer="layout" svg:width="10.159cm" svg:height="7.619cm" svg:x="1cm" svg:y="8.593cm">
          <draw:image xlink:href="Pictures/10000201000001900000012C4CF40A49A4807403.png" xlink:type="simple" xlink:show="embed" xlink:actuate="onLoad" loext:mime-type="image/png">
            <text:p/>
          </draw:image>
        </draw:frame>
        <draw:frame draw:style-name="gr1" draw:text-style-name="P1" draw:layer="layout" svg:width="10.159cm" svg:height="7.619cm" svg:x="10.431cm" svg:y="8.591cm">
          <draw:image xlink:href="Pictures/10000201000001900000012C2E0B831902D678BA.png" xlink:type="simple" xlink:show="embed" xlink:actuate="onLoad" loext:mime-type="image/png">
            <text:p/>
          </draw:image>
        </draw:frame>
        <draw:frame draw:style-name="gr2" draw:text-style-name="P2" draw:layer="layout" svg:width="1.065cm" svg:height="0.962cm" svg:x="0.769cm" svg:y="1cm">
          <draw:text-box>
            <text:p>a)</text:p>
          </draw:text-box>
        </draw:frame>
        <draw:frame draw:style-name="gr2" draw:text-style-name="P2" draw:layer="layout" svg:width="1.065cm" svg:height="0.962cm" svg:x="10.031cm" svg:y="1cm">
          <draw:text-box>
            <text:p>b)</text:p>
          </draw:text-box>
        </draw:frame>
        <draw:frame draw:style-name="gr4" draw:text-style-name="P2" draw:layer="layout" svg:width="1.031cm" svg:height="0.962cm" svg:x="0.769cm" svg:y="8.772cm">
          <draw:text-box>
            <text:p>c)</text:p>
          </draw:text-box>
        </draw:frame>
        <draw:frame draw:style-name="gr2" draw:text-style-name="P2" draw:layer="layout" svg:width="1.065cm" svg:height="0.962cm" svg:x="10.131cm" svg:y="8.772cm">
          <draw:text-box>
            <text:p>d)</text:p>
          </draw:text-box>
        </draw:frame>
        <draw:custom-shape draw:style-name="gr5" draw:text-style-name="P3" draw:layer="layout" svg:width="0.247cm" svg:height="0.251cm" svg:x="14.94cm" svg:y="12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g>
          <draw:frame draw:style-name="gr6" draw:text-style-name="P1" draw:layer="layout" svg:width="9.008cm" svg:height="7.619cm" svg:x="11.117cm" svg:y="1cm">
            <draw:image xlink:href="Pictures/10000201000001900000012CE692B28963196ACA.png" xlink:type="simple" xlink:show="embed" xlink:actuate="onLoad" loext:mime-type="image/png">
              <text:p/>
            </draw:image>
          </draw:frame>
          <draw:frame draw:style-name="gr7" draw:text-style-name="P1" draw:layer="layout" svg:width="9.007cm" svg:height="7.619cm" svg:x="2.219cm" svg:y="1cm">
            <draw:image xlink:href="Pictures/10000201000001900000012C0838346389BA9261.png" xlink:type="simple" xlink:show="embed" xlink:actuate="onLoad" loext:mime-type="image/png">
              <text:p/>
            </draw:image>
          </draw:frame>
          <draw:frame draw:style-name="gr8" draw:text-style-name="P2" draw:layer="layout" svg:width="1.363cm" svg:height="0.962cm" svg:x="2.17cm" svg:y="1cm">
            <draw:text-box>
              <text:p>a)</text:p>
            </draw:text-box>
          </draw:frame>
          <draw:frame draw:style-name="gr8" draw:text-style-name="P2" draw:layer="layout" svg:width="1.363cm" svg:height="0.962cm" svg:x="10.976cm" svg:y="1cm">
            <draw:text-box>
              <text:p>b)</text:p>
            </draw:text-box>
          </draw:frame>
          <draw:custom-shape draw:style-name="gr9" draw:text-style-name="P4" draw:layer="layout" svg:width="0.406cm" svg:height="0.406cm" svg:x="13.933cm" svg:y="6.65cm">
            <text:p text:style-name="P3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406cm" svg:height="0.406cm" svg:x="16.59cm" svg:y="4.739cm">
            <text:p text:style-name="P3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406cm" svg:height="0.406cm" svg:x="14.655cm" svg:y="5.062cm">
            <text:p text:style-name="P3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406cm" svg:height="0.406cm" svg:x="12.983cm" svg:y="3.15cm">
            <text:p text:style-name="P3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Default">
        <draw:g>
          <draw:g>
            <draw:frame draw:style-name="gr10" draw:text-style-name="P1" draw:layer="layout" svg:width="9.114cm" svg:height="7.136cm" svg:x="1.442cm" svg:y="1cm">
              <draw:image xlink:href="Pictures/10000201000001900000012C75A7BF5A2AAE9CF1.png" xlink:type="simple" xlink:show="embed" xlink:actuate="onLoad" loext:mime-type="image/png">
                <text:p/>
              </draw:image>
            </draw:frame>
            <draw:frame draw:style-name="gr11" draw:text-style-name="P1" draw:layer="layout" svg:width="8.768cm" svg:height="7.135cm" svg:x="9.779cm" svg:y="1cm">
              <draw:image xlink:href="Pictures/10000201000001900000012CA5A27397DE592A9D.png" xlink:type="simple" xlink:show="embed" xlink:actuate="onLoad" loext:mime-type="image/png">
                <text:p/>
              </draw:image>
            </draw:frame>
            <draw:frame draw:style-name="gr12" draw:text-style-name="P1" draw:layer="layout" svg:width="9.076cm" svg:height="7.135cm" svg:x="1.479cm" svg:y="8.191cm">
              <draw:image xlink:href="Pictures/1000020100000190000001402516152C483641AC.png" xlink:type="simple" xlink:show="embed" xlink:actuate="onLoad" loext:mime-type="image/png">
                <text:p/>
              </draw:image>
            </draw:frame>
            <draw:frame draw:style-name="gr13" draw:text-style-name="P1" draw:layer="layout" svg:width="8.725cm" svg:height="7.135cm" svg:x="10.224cm" svg:y="8.189cm">
              <draw:image xlink:href="Pictures/10000201000001900000014070F00D5581338360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1.065cm" svg:height="0.962cm" svg:x="1.169cm" svg:y="1cm">
              <draw:text-box>
                <text:p>a)</text:p>
              </draw:text-box>
            </draw:frame>
            <draw:frame draw:style-name="gr2" draw:text-style-name="P2" draw:layer="layout" svg:width="1.065cm" svg:height="0.962cm" svg:x="9.849cm" svg:y="1cm">
              <draw:text-box>
                <text:p>b)</text:p>
              </draw:text-box>
            </draw:frame>
            <draw:frame draw:style-name="gr4" draw:text-style-name="P2" draw:layer="layout" svg:width="1.031cm" svg:height="0.962cm" svg:x="1.169cm" svg:y="7.631cm">
              <draw:text-box>
                <text:p>c)</text:p>
              </draw:text-box>
            </draw:frame>
            <draw:frame draw:style-name="gr2" draw:text-style-name="P2" draw:layer="layout" svg:width="1.065cm" svg:height="0.962cm" svg:x="9.84cm" svg:y="7.631cm">
              <draw:text-box>
                <text:p>d)</text:p>
              </draw:text-box>
            </draw:frame>
          </draw:g>
        </draw:g>
      </draw:page>
      <draw:page draw:name="page5" draw:style-name="dp1" draw:master-page-name="Default">
        <draw:g>
          <draw:g>
            <draw:frame draw:style-name="gr10" draw:text-style-name="P1" draw:layer="layout" svg:width="9.114cm" svg:height="7.136cm" svg:x="1.442cm" svg:y="1cm">
              <draw:image xlink:href="Pictures/10000201000001900000012C54A6C4CC9965B742.png" xlink:type="simple" xlink:show="embed" xlink:actuate="onLoad" loext:mime-type="image/png">
                <text:p/>
              </draw:image>
            </draw:frame>
            <draw:frame draw:style-name="gr11" draw:text-style-name="P1" draw:layer="layout" svg:width="8.768cm" svg:height="7.135cm" svg:x="9.779cm" svg:y="1cm">
              <draw:image xlink:href="Pictures/10000201000001900000012C8C998EC337B04837.png" xlink:type="simple" xlink:show="embed" xlink:actuate="onLoad" loext:mime-type="image/png">
                <text:p/>
              </draw:image>
            </draw:frame>
            <draw:frame draw:style-name="gr12" draw:text-style-name="P1" draw:layer="layout" svg:width="9.076cm" svg:height="7.135cm" svg:x="1.479cm" svg:y="8.191cm">
              <draw:image xlink:href="Pictures/1000020100000190000001402516152C483641AC.png" xlink:type="simple" xlink:show="embed" xlink:actuate="onLoad" loext:mime-type="image/png">
                <text:p/>
              </draw:image>
            </draw:frame>
            <draw:frame draw:style-name="gr13" draw:text-style-name="P1" draw:layer="layout" svg:width="8.725cm" svg:height="7.135cm" svg:x="10.224cm" svg:y="8.189cm">
              <draw:image xlink:href="Pictures/100002010000019000000140EC69D7D112D1FC92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1.065cm" svg:height="0.962cm" svg:x="1.169cm" svg:y="1cm">
              <draw:text-box>
                <text:p>a)</text:p>
              </draw:text-box>
            </draw:frame>
            <draw:frame draw:style-name="gr2" draw:text-style-name="P2" draw:layer="layout" svg:width="1.065cm" svg:height="0.962cm" svg:x="9.849cm" svg:y="1cm">
              <draw:text-box>
                <text:p>b)</text:p>
              </draw:text-box>
            </draw:frame>
            <draw:frame draw:style-name="gr4" draw:text-style-name="P2" draw:layer="layout" svg:width="1.031cm" svg:height="0.962cm" svg:x="1.169cm" svg:y="7.631cm">
              <draw:text-box>
                <text:p>c)</text:p>
              </draw:text-box>
            </draw:frame>
            <draw:frame draw:style-name="gr2" draw:text-style-name="P2" draw:layer="layout" svg:width="1.065cm" svg:height="0.962cm" svg:x="9.84cm" svg:y="7.631cm">
              <draw:text-box>
                <text:p>d)</text:p>
              </draw:text-box>
            </draw:frame>
          </draw:g>
        </draw:g>
      </draw:page>
      <draw:page draw:name="page6" draw:style-name="dp1" draw:master-page-name="Default">
        <draw:g>
          <draw:g>
            <draw:frame draw:style-name="gr10" draw:text-style-name="P1" draw:layer="layout" svg:width="9.114cm" svg:height="7.136cm" svg:x="1.442cm" svg:y="1cm">
              <draw:image xlink:href="Pictures/10000201000001900000012C9A0516E5DE4F87CC.png" xlink:type="simple" xlink:show="embed" xlink:actuate="onLoad" loext:mime-type="image/png">
                <text:p/>
              </draw:image>
            </draw:frame>
            <draw:frame draw:style-name="gr11" draw:text-style-name="P1" draw:layer="layout" svg:width="8.768cm" svg:height="7.135cm" svg:x="9.779cm" svg:y="1cm">
              <draw:image xlink:href="Pictures/10000201000001900000012C4F1C9D120947445F.png" xlink:type="simple" xlink:show="embed" xlink:actuate="onLoad" loext:mime-type="image/png">
                <text:p/>
              </draw:image>
            </draw:frame>
            <draw:frame draw:style-name="gr12" draw:text-style-name="P1" draw:layer="layout" svg:width="9.076cm" svg:height="7.135cm" svg:x="1.479cm" svg:y="8.191cm">
              <draw:image xlink:href="Pictures/1000020100000190000001402516152C483641AC.png" xlink:type="simple" xlink:show="embed" xlink:actuate="onLoad" loext:mime-type="image/png">
                <text:p/>
              </draw:image>
            </draw:frame>
            <draw:frame draw:style-name="gr13" draw:text-style-name="P1" draw:layer="layout" svg:width="8.725cm" svg:height="7.135cm" svg:x="10.224cm" svg:y="8.189cm">
              <draw:image xlink:href="Pictures/1000020100000190000001400EC8FF2F86711B6B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1.065cm" svg:height="0.962cm" svg:x="1.169cm" svg:y="1cm">
              <draw:text-box>
                <text:p>a)</text:p>
              </draw:text-box>
            </draw:frame>
            <draw:frame draw:style-name="gr2" draw:text-style-name="P2" draw:layer="layout" svg:width="1.065cm" svg:height="0.962cm" svg:x="9.849cm" svg:y="1cm">
              <draw:text-box>
                <text:p>b)</text:p>
              </draw:text-box>
            </draw:frame>
            <draw:frame draw:style-name="gr4" draw:text-style-name="P2" draw:layer="layout" svg:width="1.031cm" svg:height="0.962cm" svg:x="1.169cm" svg:y="7.631cm">
              <draw:text-box>
                <text:p>c)</text:p>
              </draw:text-box>
            </draw:frame>
            <draw:frame draw:style-name="gr2" draw:text-style-name="P2" draw:layer="layout" svg:width="1.065cm" svg:height="0.962cm" svg:x="9.84cm" svg:y="7.631cm">
              <draw:text-box>
                <text:p>d)</text:p>
              </draw:text-box>
            </draw:frame>
          </draw:g>
        </draw:g>
      </draw:page>
      <draw:page draw:name="page7" draw:style-name="dp1" draw:master-page-name="Default">
        <draw:g>
          <draw:g>
            <draw:frame draw:style-name="gr10" draw:text-style-name="P1" draw:layer="layout" svg:width="9.114cm" svg:height="7.136cm" svg:x="1.442cm" svg:y="1cm">
              <draw:image xlink:href="Pictures/10000201000001900000012C72120479F7E56356.png" xlink:type="simple" xlink:show="embed" xlink:actuate="onLoad" loext:mime-type="image/png">
                <text:p/>
              </draw:image>
            </draw:frame>
            <draw:frame draw:style-name="gr11" draw:text-style-name="P1" draw:layer="layout" svg:width="8.768cm" svg:height="7.135cm" svg:x="9.779cm" svg:y="1cm">
              <draw:image xlink:href="Pictures/10000201000001900000012CC3A7F54F2AB4DE6D.png" xlink:type="simple" xlink:show="embed" xlink:actuate="onLoad" loext:mime-type="image/png">
                <text:p/>
              </draw:image>
            </draw:frame>
            <draw:frame draw:style-name="gr12" draw:text-style-name="P1" draw:layer="layout" svg:width="9.076cm" svg:height="7.135cm" svg:x="1.479cm" svg:y="8.191cm">
              <draw:image xlink:href="Pictures/1000020100000190000001402C87A0AA8AB57C16.png" xlink:type="simple" xlink:show="embed" xlink:actuate="onLoad" loext:mime-type="image/png">
                <text:p/>
              </draw:image>
            </draw:frame>
            <draw:frame draw:style-name="gr13" draw:text-style-name="P1" draw:layer="layout" svg:width="8.725cm" svg:height="7.135cm" svg:x="10.224cm" svg:y="8.189cm">
              <draw:image xlink:href="Pictures/100002010000019000000140306032CD11F93615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1.065cm" svg:height="0.962cm" svg:x="1.169cm" svg:y="1cm">
              <draw:text-box>
                <text:p>a)</text:p>
              </draw:text-box>
            </draw:frame>
            <draw:frame draw:style-name="gr2" draw:text-style-name="P2" draw:layer="layout" svg:width="1.065cm" svg:height="0.962cm" svg:x="9.849cm" svg:y="1cm">
              <draw:text-box>
                <text:p>b)</text:p>
              </draw:text-box>
            </draw:frame>
            <draw:frame draw:style-name="gr4" draw:text-style-name="P2" draw:layer="layout" svg:width="1.031cm" svg:height="0.962cm" svg:x="1.169cm" svg:y="7.631cm">
              <draw:text-box>
                <text:p>c)</text:p>
              </draw:text-box>
            </draw:frame>
            <draw:frame draw:style-name="gr2" draw:text-style-name="P2" draw:layer="layout" svg:width="1.065cm" svg:height="0.962cm" svg:x="9.84cm" svg:y="7.631cm">
              <draw:text-box>
                <text:p>d)</text:p>
              </draw:text-box>
            </draw:frame>
          </draw:g>
        </draw:g>
      </draw:page>
      <draw:page draw:name="page8" draw:style-name="dp1" draw:master-page-name="Default">
        <draw:g>
          <draw:g>
            <draw:frame draw:style-name="gr11" draw:text-style-name="P1" draw:layer="layout" svg:width="8.534cm" svg:height="6.833cm" svg:x="9.779cm" svg:y="8.433cm">
              <draw:image xlink:href="Pictures/10000201000001900000012C8A2BD3416B3519CB.png" xlink:type="simple" xlink:show="embed" xlink:actuate="onLoad" loext:mime-type="image/png">
                <text:p/>
              </draw:image>
            </draw:frame>
            <draw:frame draw:style-name="gr14" draw:text-style-name="P1" draw:layer="layout" svg:width="8.047cm" svg:height="6.832cm" svg:x="1.727cm" svg:y="1.4cm">
              <draw:image xlink:href="Pictures/10000201000001900000012CCF74AEB5C6342026.png" xlink:type="simple" xlink:show="embed" xlink:actuate="onLoad" loext:mime-type="image/png">
                <text:p/>
              </draw:image>
            </draw:frame>
            <draw:frame draw:style-name="gr11" draw:text-style-name="P1" draw:layer="layout" svg:width="8.534cm" svg:height="6.833cm" svg:x="9.779cm" svg:y="1.3cm">
              <draw:image xlink:href="Pictures/10000201000001900000012C2C5A04FF1DC1E98C.png" xlink:type="simple" xlink:show="embed" xlink:actuate="onLoad" loext:mime-type="image/png">
                <text:p/>
              </draw:image>
            </draw:frame>
            <draw:frame draw:style-name="gr14" draw:text-style-name="P1" draw:layer="layout" svg:width="8.047cm" svg:height="6.832cm" svg:x="1.727cm" svg:y="8.533cm">
              <draw:image xlink:href="Pictures/10000201000001900000012C9AF5CA7A9667B3C3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1.065cm" svg:height="0.962cm" svg:x="1.169cm" svg:y="1cm">
              <draw:text-box>
                <text:p>a)</text:p>
              </draw:text-box>
            </draw:frame>
            <draw:frame draw:style-name="gr2" draw:text-style-name="P2" draw:layer="layout" svg:width="1.065cm" svg:height="0.962cm" svg:x="9.449cm" svg:y="1cm">
              <draw:text-box>
                <text:p>b)</text:p>
              </draw:text-box>
            </draw:frame>
            <draw:frame draw:style-name="gr4" draw:text-style-name="P2" draw:layer="layout" svg:width="1.031cm" svg:height="0.962cm" svg:x="1.169cm" svg:y="7.631cm">
              <draw:text-box>
                <text:p>c)</text:p>
              </draw:text-box>
            </draw:frame>
            <draw:frame draw:style-name="gr2" draw:text-style-name="P2" draw:layer="layout" svg:width="1.065cm" svg:height="0.962cm" svg:x="9.44cm" svg:y="8.131cm">
              <draw:text-box>
                <text:p>d)</text:p>
              </draw:text-box>
            </draw:frame>
            <draw:frame draw:style-name="gr15" draw:text-style-name="P3" draw:layer="layout" svg:width="5.671cm" svg:height="4.447cm" svg:x="1.418cm" svg:y="15.43cm">
              <draw:image xlink:href="Pictures/100002010000019000000118B66E8C103E518622.png" xlink:type="simple" xlink:show="embed" xlink:actuate="onLoad" loext:mime-type="image/png">
                <text:p/>
              </draw:image>
            </draw:frame>
            <draw:frame draw:style-name="gr16" draw:text-style-name="P2" draw:layer="layout" svg:width="1.79cm" svg:height="1.001cm" svg:x="1.169cm" svg:y="14.974cm">
              <draw:text-box>
                <text:p>e)</text:p>
              </draw:text-box>
            </draw:frame>
            <draw:frame draw:style-name="gr15" draw:text-style-name="P3" draw:layer="layout" svg:width="5.671cm" svg:height="4.447cm" svg:x="7.09cm" svg:y="15.43cm">
              <draw:image xlink:href="Pictures/100002010000019000000118EA61D84D493EB0C5.png" xlink:type="simple" xlink:show="embed" xlink:actuate="onLoad" loext:mime-type="image/png">
                <text:p/>
              </draw:image>
            </draw:frame>
            <draw:frame draw:style-name="gr16" draw:text-style-name="P2" draw:layer="layout" svg:width="1.79cm" svg:height="1.001cm" svg:x="6.84cm" svg:y="14.974cm">
              <draw:text-box>
                <text:p>f)</text:p>
              </draw:text-box>
            </draw:frame>
            <draw:frame draw:style-name="gr15" draw:text-style-name="P3" draw:layer="layout" svg:width="5.671cm" svg:height="4.447cm" svg:x="12.796cm" svg:y="15.43cm">
              <draw:image xlink:href="Pictures/100002010000019000000118E6470BFCC04AEFBA.png" xlink:type="simple" xlink:show="embed" xlink:actuate="onLoad" loext:mime-type="image/png">
                <text:p/>
              </draw:image>
            </draw:frame>
            <draw:frame draw:style-name="gr16" draw:text-style-name="P2" draw:layer="layout" svg:width="1.79cm" svg:height="1.001cm" svg:x="12.446cm" svg:y="14.974cm">
              <draw:text-box>
                <text:p>g)</text:p>
              </draw:text-box>
            </draw:frame>
          </draw:g>
        </draw:g>
      </draw:page>
      <draw:page draw:name="page9" draw:style-name="dp1" draw:master-page-name="Default">
        <draw:g>
          <draw:g>
            <draw:g>
              <draw:frame draw:style-name="gr11" draw:text-style-name="P1" draw:layer="layout" svg:width="8.534cm" svg:height="6.833cm" svg:x="9.779cm" svg:y="8.433cm">
                <draw:image xlink:href="Pictures/10000201000001900000012C467C123932CFEEAD.png" xlink:type="simple" xlink:show="embed" xlink:actuate="onLoad" loext:mime-type="image/png">
                  <text:p/>
                </draw:image>
              </draw:frame>
              <draw:frame draw:style-name="gr14" draw:text-style-name="P1" draw:layer="layout" svg:width="8.047cm" svg:height="6.832cm" svg:x="1.727cm" svg:y="1.4cm">
                <draw:image xlink:href="Pictures/10000201000001900000012C0825F19042C3664E.png" xlink:type="simple" xlink:show="embed" xlink:actuate="onLoad" loext:mime-type="image/png">
                  <text:p/>
                </draw:image>
              </draw:frame>
              <draw:frame draw:style-name="gr11" draw:text-style-name="P1" draw:layer="layout" svg:width="8.534cm" svg:height="6.833cm" svg:x="9.779cm" svg:y="1.3cm">
                <draw:image xlink:href="Pictures/10000201000001900000012CC822FA10917AF709.png" xlink:type="simple" xlink:show="embed" xlink:actuate="onLoad" loext:mime-type="image/png">
                  <text:p/>
                </draw:image>
              </draw:frame>
              <draw:frame draw:style-name="gr14" draw:text-style-name="P1" draw:layer="layout" svg:width="8.047cm" svg:height="6.832cm" svg:x="1.727cm" svg:y="8.533cm">
                <draw:image xlink:href="Pictures/10000201000001900000012CB2F6D3F5F0AA8E48.png" xlink:type="simple" xlink:show="embed" xlink:actuate="onLoad" loext:mime-type="image/png">
                  <text:p/>
                </draw:image>
              </draw:frame>
              <draw:frame draw:style-name="gr2" draw:text-style-name="P2" draw:layer="layout" svg:width="1.065cm" svg:height="0.962cm" svg:x="1.169cm" svg:y="1cm">
                <draw:text-box>
                  <text:p>a)</text:p>
                </draw:text-box>
              </draw:frame>
              <draw:frame draw:style-name="gr2" draw:text-style-name="P2" draw:layer="layout" svg:width="1.065cm" svg:height="0.962cm" svg:x="9.449cm" svg:y="1cm">
                <draw:text-box>
                  <text:p>b)</text:p>
                </draw:text-box>
              </draw:frame>
              <draw:frame draw:style-name="gr4" draw:text-style-name="P2" draw:layer="layout" svg:width="1.031cm" svg:height="0.962cm" svg:x="1.169cm" svg:y="7.631cm">
                <draw:text-box>
                  <text:p>c)</text:p>
                </draw:text-box>
              </draw:frame>
              <draw:frame draw:style-name="gr2" draw:text-style-name="P2" draw:layer="layout" svg:width="1.065cm" svg:height="0.962cm" svg:x="9.44cm" svg:y="8.131cm">
                <draw:text-box>
                  <text:p>d)</text:p>
                </draw:text-box>
              </draw:frame>
              <draw:frame draw:style-name="gr15" draw:text-style-name="P3" draw:layer="layout" svg:width="5.671cm" svg:height="4.447cm" svg:x="1.418cm" svg:y="15.43cm">
                <draw:image xlink:href="Pictures/100002010000019000000118283B8223AFC3B82A.png" xlink:type="simple" xlink:show="embed" xlink:actuate="onLoad" loext:mime-type="image/png">
                  <text:p/>
                </draw:image>
              </draw:frame>
              <draw:frame draw:style-name="gr16" draw:text-style-name="P2" draw:layer="layout" svg:width="1.79cm" svg:height="1.001cm" svg:x="1.169cm" svg:y="14.974cm">
                <draw:text-box>
                  <text:p>e)</text:p>
                </draw:text-box>
              </draw:frame>
              <draw:frame draw:style-name="gr15" draw:text-style-name="P3" draw:layer="layout" svg:width="5.671cm" svg:height="4.447cm" svg:x="7.09cm" svg:y="15.43cm">
                <draw:image xlink:href="Pictures/1000020100000190000001182E31F8E0AFA46D1E.png" xlink:type="simple" xlink:show="embed" xlink:actuate="onLoad" loext:mime-type="image/png">
                  <text:p/>
                </draw:image>
              </draw:frame>
              <draw:frame draw:style-name="gr16" draw:text-style-name="P2" draw:layer="layout" svg:width="1.79cm" svg:height="1.001cm" svg:x="6.84cm" svg:y="14.974cm">
                <draw:text-box>
                  <text:p>f)</text:p>
                </draw:text-box>
              </draw:frame>
              <draw:frame draw:style-name="gr15" draw:text-style-name="P3" draw:layer="layout" svg:width="5.671cm" svg:height="4.447cm" svg:x="12.796cm" svg:y="15.43cm">
                <draw:image xlink:href="Pictures/1000020100000190000001187717F1E0CFD4E3E1.png" xlink:type="simple" xlink:show="embed" xlink:actuate="onLoad" loext:mime-type="image/png">
                  <text:p/>
                </draw:image>
              </draw:frame>
              <draw:frame draw:style-name="gr16" draw:text-style-name="P2" draw:layer="layout" svg:width="1.79cm" svg:height="1.001cm" svg:x="12.446cm" svg:y="14.974cm">
                <draw:text-box>
                  <text:p>g)</text:p>
                </draw:text-box>
              </draw:frame>
            </draw:g>
          </draw:g>
        </draw:g>
      </draw:page>
      <draw:page draw:name="page10" draw:style-name="dp1" draw:master-page-name="Default">
        <draw:g>
          <draw:g>
            <draw:frame draw:style-name="gr12" draw:text-style-name="P1" draw:layer="layout" svg:width="9.076cm" svg:height="7.135cm" svg:x="1.479cm" svg:y="7.891cm">
              <draw:image xlink:href="Pictures/100002010000019000000118F6AC5EBAE3DAC230.png" xlink:type="simple" xlink:show="embed" xlink:actuate="onLoad" loext:mime-type="image/png">
                <text:p/>
              </draw:image>
            </draw:frame>
            <draw:frame draw:style-name="gr13" draw:text-style-name="P1" draw:layer="layout" svg:width="8.725cm" svg:height="7.135cm" svg:x="10.224cm" svg:y="7.889cm">
              <draw:image xlink:href="Pictures/100002010000019000000118C5212541F84B7EA9.png" xlink:type="simple" xlink:show="embed" xlink:actuate="onLoad" loext:mime-type="image/png">
                <text:p/>
              </draw:image>
            </draw:frame>
            <draw:frame draw:style-name="gr10" draw:text-style-name="P1" draw:layer="layout" svg:width="9.114cm" svg:height="7.136cm" svg:x="1.442cm" svg:y="1cm">
              <draw:image xlink:href="Pictures/10000201000001900000012C4199F8C913EF5561.png" xlink:type="simple" xlink:show="embed" xlink:actuate="onLoad" loext:mime-type="image/png">
                <text:p/>
              </draw:image>
            </draw:frame>
            <draw:frame draw:style-name="gr11" draw:text-style-name="P1" draw:layer="layout" svg:width="8.768cm" svg:height="7.135cm" svg:x="9.779cm" svg:y="1cm">
              <draw:image xlink:href="Pictures/10000201000001900000012C5AC896FB976C9737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1.065cm" svg:height="0.962cm" svg:x="1.169cm" svg:y="1cm">
              <draw:text-box>
                <text:p>a)</text:p>
              </draw:text-box>
            </draw:frame>
            <draw:frame draw:style-name="gr2" draw:text-style-name="P2" draw:layer="layout" svg:width="1.065cm" svg:height="0.962cm" svg:x="9.649cm" svg:y="1cm">
              <draw:text-box>
                <text:p>b)</text:p>
              </draw:text-box>
            </draw:frame>
            <draw:frame draw:style-name="gr4" draw:text-style-name="P2" draw:layer="layout" svg:width="1.031cm" svg:height="0.962cm" svg:x="1.169cm" svg:y="7.631cm">
              <draw:text-box>
                <text:p>c)</text:p>
              </draw:text-box>
            </draw:frame>
            <draw:frame draw:style-name="gr2" draw:text-style-name="P2" draw:layer="layout" svg:width="1.065cm" svg:height="0.962cm" svg:x="9.64cm" svg:y="7.631cm">
              <draw:text-box>
                <text:p>d)</text:p>
              </draw:text-box>
            </draw:frame>
          </draw:g>
        </draw:g>
      </draw:page>
      <draw:page draw:name="page11" draw:style-name="dp1" draw:master-page-name="Default">
        <draw:g>
          <draw:g>
            <draw:g>
              <draw:g>
                <draw:frame draw:style-name="gr17" draw:text-style-name="P3" draw:layer="layout" svg:width="6.574cm" svg:height="5.8cm" svg:x="12.124cm" svg:y="6.958cm">
                  <draw:image xlink:href="Pictures/10000201000001540000012C8CE12B7776C384A3.png" xlink:type="simple" xlink:show="embed" xlink:actuate="onLoad" loext:mime-type="image/png">
                    <text:p/>
                  </draw:image>
                </draw:frame>
                <draw:frame draw:style-name="gr18" draw:text-style-name="P3" draw:layer="layout" svg:width="6.069cm" svg:height="5.994cm" svg:x="12.114cm" svg:y="1cm">
                  <draw:image xlink:href="Pictures/10000201000001540000012C9D2AE4482EBC01A8.png" xlink:type="simple" xlink:show="embed" xlink:actuate="onLoad" loext:mime-type="image/png">
                    <text:p/>
                  </draw:image>
                </draw:frame>
                <draw:frame draw:style-name="gr19" draw:text-style-name="P3" draw:layer="layout" svg:width="6.862cm" svg:height="5.725cm" svg:x="5.991cm" svg:y="1.174cm">
                  <draw:image xlink:href="Pictures/10000201000001540000012CD76B2C6526EB62BC.png" xlink:type="simple" xlink:show="embed" xlink:actuate="onLoad" loext:mime-type="image/png">
                    <text:p/>
                  </draw:image>
                </draw:frame>
                <draw:frame draw:style-name="gr20" draw:text-style-name="P3" draw:layer="layout" svg:width="6.432cm" svg:height="5.799cm" svg:x="6.263cm" svg:y="6.991cm">
                  <draw:image xlink:href="Pictures/10000201000001540000012C0BC051D0EF48D9F8.png" xlink:type="simple" xlink:show="embed" xlink:actuate="onLoad" loext:mime-type="image/png">
                    <text:p/>
                  </draw:image>
                </draw:frame>
                <draw:frame draw:style-name="gr21" draw:text-style-name="P3" draw:layer="layout" svg:width="5.127cm" svg:height="5.882cm" svg:x="1.61cm" svg:y="1.191cm">
                  <draw:image xlink:href="Pictures/10000201000001540000012CC6680A04DD16AB5A.png" xlink:type="simple" xlink:show="embed" xlink:actuate="onLoad" loext:mime-type="image/png">
                    <text:p/>
                  </draw:image>
                </draw:frame>
                <draw:frame draw:style-name="gr22" draw:text-style-name="P3" draw:layer="layout" svg:width="5.401cm" svg:height="5.842cm" svg:x="1.273cm" svg:y="7.007cm">
                  <draw:image xlink:href="Pictures/10000201000001540000012C3DF508C713A264F0.png" xlink:type="simple" xlink:show="embed" xlink:actuate="onLoad" loext:mime-type="image/png">
                    <text:p/>
                  </draw:image>
                </draw:frame>
                <draw:frame draw:style-name="gr16" draw:text-style-name="P2" draw:layer="layout" svg:width="1.79cm" svg:height="1.001cm" svg:x="0.853cm" svg:y="6.761cm">
                  <draw:text-box>
                    <text:p>d)</text:p>
                  </draw:text-box>
                </draw:frame>
                <draw:frame draw:style-name="gr16" draw:text-style-name="P2" draw:layer="layout" svg:width="1.79cm" svg:height="1.001cm" svg:x="6.124cm" svg:y="6.761cm">
                  <draw:text-box>
                    <text:p>e)</text:p>
                  </draw:text-box>
                </draw:frame>
                <draw:frame draw:style-name="gr16" draw:text-style-name="P2" draw:layer="layout" svg:width="1.79cm" svg:height="1.001cm" svg:x="11.661cm" svg:y="6.761cm">
                  <draw:text-box>
                    <text:p>f)</text:p>
                  </draw:text-box>
                </draw:frame>
                <draw:frame draw:style-name="gr16" draw:text-style-name="P2" draw:layer="layout" svg:width="1.79cm" svg:height="1.001cm" svg:x="0.853cm" svg:y="1cm">
                  <draw:text-box>
                    <text:p>a)</text:p>
                  </draw:text-box>
                </draw:frame>
                <draw:frame draw:style-name="gr16" draw:text-style-name="P2" draw:layer="layout" svg:width="1.79cm" svg:height="1.001cm" svg:x="6.124cm" svg:y="1cm">
                  <draw:text-box>
                    <text:p>b)</text:p>
                  </draw:text-box>
                </draw:frame>
                <draw:frame draw:style-name="gr16" draw:text-style-name="P2" draw:layer="layout" svg:width="1.79cm" svg:height="1.001cm" svg:x="11.661cm" svg:y="1cm">
                  <draw:text-box>
                    <text:p>c)</text:p>
                  </draw:text-box>
                </draw:frame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0000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0.853cm" fo:margin-right="1.01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12:44:09.859085190</meta:creation-date>
    <dc:date>2021-05-02T19:09:41.605730505</dc:date>
    <meta:editing-duration>PT21H21M32S</meta:editing-duration>
    <meta:editing-cycles>12</meta:editing-cycles>
    <meta:generator>LibreOffice/6.1.5.2$Linux_X86_64 LibreOffice_project/10$Build-2</meta:generator>
    <meta:document-statistic meta:object-count="123"/>
  </office:meta>
</office:document-meta>
</file>